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 v.1.900" svg:font-family="'Awami Nastaliq Beta v.1.900'" style:font-pitch="variable"/>
    <style:font-face style:name="Awami Nastaliq Beta v.1.900:agca=0" svg:font-family="'Awami Nastaliq Beta v.1.900:agca=0'" style:font-pitch="variable"/>
    <style:font-face style:name="Awami Nastaliq Beta v.1.900:agca=1" svg:font-family="'Awami Nastaliq Beta v.1.900:agca=1'" style:font-pitch="variable"/>
    <style:font-face style:name="Awami Nastaliq Beta v.1.900:agca=3" svg:font-family="'Awami Nastaliq Beta v.1.900:agca=3'" style:font-pitch="variable"/>
    <style:font-face style:name="Awami Nastaliq Beta v.1.900:cv78=0" svg:font-family="'Awami Nastaliq Beta v.1.900:cv78=0'" style:font-pitch="variable"/>
    <style:font-face style:name="Awami Nastaliq Beta v.1.900:cv78=2" svg:font-family="'Awami Nastaliq Beta v.1.900:cv78=2'" style:font-pitch="variable"/>
    <style:font-face style:name="Awami Nastaliq Beta v.1.900:cv85=1" svg:font-family="'Awami Nastaliq Beta v.1.900:cv85=1'" style:font-pitch="variable"/>
    <style:font-face style:name="Awami Nastaliq Beta v.1.900:hamz=0" svg:font-family="'Awami Nastaliq Beta v.1.900:hamz=0'" style:font-pitch="variable"/>
    <style:font-face style:name="Awami Nastaliq Beta v.1.900:hamz=1" svg:font-family="'Awami Nastaliq Beta v.1.900:hamz=1'" style:font-pitch="variable"/>
    <style:font-face style:name="Awami Nastaliq Beta v.1.900:hedo=1" svg:font-family="'Awami Nastaliq Beta v.1.900:hedo=1'" style:font-pitch="variable"/>
    <style:font-face style:name="Awami Nastaliq Beta v.1.900:hehg=0" svg:font-family="'Awami Nastaliq Beta v.1.900:hehg=0'" style:font-pitch="variable"/>
    <style:font-face style:name="Awami Nastaliq Beta v.1.900:hehg=1" svg:font-family="'Awami Nastaliq Beta v.1.900:hehg=1'" style:font-pitch="variable"/>
    <style:font-face style:name="Awami Nastaliq Beta v.1.900:hehk=0" svg:font-family="'Awami Nastaliq Beta v.1.900:hehk=0'" style:font-pitch="variable"/>
    <style:font-face style:name="Awami Nastaliq Beta v.1.900:hehk=1" svg:font-family="'Awami Nastaliq Beta v.1.900:hehk=1'" style:font-pitch="variable"/>
    <style:font-face style:name="Awami Nastaliq Beta v.1.900:heho=1" svg:font-family="'Awami Nastaliq Beta v.1.900:heho=1'" style:font-pitch="variable"/>
    <style:font-face style:name="Awami Nastaliq Beta v.1.900:lamv=1" svg:font-family="'Awami Nastaliq Beta v.1.900:lamv=1'" style:font-pitch="variable"/>
    <style:font-face style:name="Awami Nastaliq Beta v.1.900:punc=1" svg:font-family="'Awami Nastaliq Beta v.1.900:punc=1'" style:font-pitch="variable"/>
    <style:font-face style:name="Awami Nastaliq Beta v.1.900:punc=2" svg:font-family="'Awami Nastaliq Beta v.1.900:punc=2'" style:font-pitch="variable"/>
    <style:font-face style:name="Awami Nastaliq Beta v.1.900:shrt=0" svg:font-family="'Awami Nastaliq Beta v.1.900:shrt=0'" style:font-pitch="variable"/>
    <style:font-face style:name="Awami Nastaliq Beta v.1.900:shrt=1" svg:font-family="'Awami Nastaliq Beta v.1.900:shrt=1'" style:font-pitch="variable"/>
    <style:font-face style:name="Awami Nastaliq Beta v.1.900:shrt=2" svg:font-family="'Awami Nastaliq Beta v.1.900:shrt=2'" style:font-pitch="variable"/>
    <style:font-face style:name="Awami Nastaliq Beta v.1.900:shrt=3" svg:font-family="'Awami Nastaliq Beta v.1.900:shrt=3'" style:font-pitch="variable"/>
    <style:font-face style:name="Awami Nastaliq Beta v.1.900:snuq=0" svg:font-family="'Awami Nastaliq Beta v.1.900:snuq=0'" style:font-pitch="variable"/>
    <style:font-face style:name="Awami Nastaliq Beta v.1.900:snuq=1" svg:font-family="'Awami Nastaliq Beta v.1.900:snuq=1'" style:font-pitch="variable"/>
    <style:font-face style:name="Awami Nastaliq Beta v.1.900:wdsp=0" svg:font-family="'Awami Nastaliq Beta v.1.900:wdsp=0'" style:font-pitch="variable"/>
    <style:font-face style:name="Awami Nastaliq Beta v.1.900:wdsp=1" svg:font-family="'Awami Nastaliq Beta v.1.900:wdsp=1'" style:font-pitch="variable"/>
    <style:font-face style:name="Awami Nastaliq Beta v.1.900:wdsp=2" svg:font-family="'Awami Nastaliq Beta v.1.900:wdsp=2'" style:font-pitch="variable"/>
    <style:font-face style:name="Awami Nastaliq Beta v.1.900:wdsp=3" svg:font-family="'Awami Nastaliq Beta v.1.900:wdsp=3'" style:font-pitch="variable"/>
    <style:font-face style:name="Awami Nastaliq Beta v.1.900:wdsp=4" svg:font-family="'Awami Nastaliq Beta v.1.900:wdsp=4'"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1" svg:font-family="'Awami Nastaliq:cv78=1'" style:font-pitch="variable"/>
    <style:font-face style:name="Awami Nastaliq:cv78=2" svg:font-family="'Awami Nastaliq:cv78=2'" style:font-pitch="variable"/>
    <style:font-face style:name="Awami Nastaliq:cv85=1" svg:font-family="'Awami Nastaliq:cv85=1'" style:font-pitch="variable"/>
    <style:font-face style:name="Awami Nastaliq:hamz=1" svg:font-family="'Awami Nastaliq:hamz=1'" style:font-pitch="variable"/>
    <style:font-face style:name="Awami Nastaliq:hedo=0" svg:font-family="'Awami Nastaliq:hedo=0'"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lamv=0" svg:font-family="'Awami Nastaliq:lamv=0'"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A8" style:family="table-cell">
      <style:table-cell-properties fo:padding-left="0.0785in" fo:padding-right="0.075in" fo:padding-top="0in" fo:padding-bottom="0in" fo:border-left="1pt solid #00000a" fo:border-right="none" fo:border-top="none" fo:border-bottom="none"/>
    </style:style>
    <style:style style:name="Table1.14" style:family="table-row">
      <style:table-row-properties style:min-row-height="0.6257in" fo:keep-together="auto"/>
    </style:style>
    <style:style style:name="Table1.15" style:family="table-row">
      <style:table-row-properties style:min-row-height="0.6875in" fo:keep-together="auto"/>
    </style:style>
    <style:style style:name="Table1.16" style:family="table-row">
      <style:table-row-properties style:min-row-height="4.4278in" fo:keep-together="auto"/>
    </style:style>
    <style:style style:name="Table1.21" style:family="table-row">
      <style:table-row-properties style:min-row-height="2.7986in" fo:keep-together="auto"/>
    </style:style>
    <style:style style:name="Table1.29" style:family="table-row">
      <style:table-row-properties style:min-row-height="0.4535in" fo:keep-together="auto"/>
    </style:style>
    <style:style style:name="Table2" style:family="table">
      <style:table-properties style:width="6.6875in" table:align="left" style:writing-mode="lr-tb"/>
    </style:style>
    <style:style style:name="Table2.A" style:family="table-column">
      <style:table-column-properties style:column-width="3.9375in"/>
    </style:style>
    <style:style style:name="Table2.B" style:family="table-column">
      <style:table-column-properties style:column-width="2.75in"/>
    </style:style>
    <style:style style:name="Table2.1" style:family="table-row">
      <style:table-row-properties style:min-row-height="0.2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officeooo:paragraph-rsid="00646b3b"/>
    </style:style>
    <style:style style:name="P6" style:family="paragraph" style:parent-style-name="Standard">
      <style:paragraph-properties fo:margin-top="0in" fo:margin-bottom="0in" loext:contextual-spacing="false" fo:line-height="100%"/>
      <style:text-properties fo:font-weight="bold" style:font-weight-asian="bold" style:font-weight-complex="bold"/>
    </style:style>
    <style:style style:name="P7"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0" style:family="paragraph" style:parent-style-name="Standard">
      <style:paragraph-properties fo:margin-top="0in" fo:margin-bottom="0in" loext:contextual-spacing="false" fo:line-height="100%"/>
      <style:text-properties fo:font-size="9pt" officeooo:rsid="001fe42f" officeooo:paragraph-rsid="00637185" style:font-size-asian="9pt" style:font-size-complex="9pt"/>
    </style:style>
    <style:style style:name="P11" style:family="paragraph" style:parent-style-name="Standard">
      <style:paragraph-properties fo:margin-top="0in" fo:margin-bottom="0in" loext:contextual-spacing="false" fo:line-height="100%"/>
      <style:text-properties officeooo:rsid="002410e4" officeooo:paragraph-rsid="002410e4"/>
    </style:style>
    <style:style style:name="P12"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3"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4"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5" style:family="paragraph" style:parent-style-name="Standard">
      <style:paragraph-properties fo:margin-top="0in" fo:margin-bottom="0in" loext:contextual-spacing="false" fo:line-height="100%"/>
      <style:text-properties fo:font-size="8pt" officeooo:rsid="00267d79" officeooo:paragraph-rsid="005dee93" style:font-size-asian="8pt" style:font-size-complex="8pt"/>
    </style:style>
    <style:style style:name="P16" style:family="paragraph" style:parent-style-name="Standard">
      <style:paragraph-properties fo:margin-top="0in" fo:margin-bottom="0in" loext:contextual-spacing="false" fo:line-height="100%"/>
      <style:text-properties fo:font-size="8pt" officeooo:rsid="00267d79" officeooo:paragraph-rsid="00637185" style:font-size-asian="8pt" style:font-size-complex="8pt"/>
    </style:style>
    <style:style style:name="P17" style:family="paragraph" style:parent-style-name="Standard">
      <style:paragraph-properties fo:margin-top="0in" fo:margin-bottom="0in" loext:contextual-spacing="false" fo:line-height="100%"/>
      <style:text-properties officeooo:rsid="003daf4d" officeooo:paragraph-rsid="003daf4d"/>
    </style:style>
    <style:style style:name="P18" style:family="paragraph" style:parent-style-name="Standard">
      <style:paragraph-properties fo:margin-top="0in" fo:margin-bottom="0in" loext:contextual-spacing="false" fo:line-height="100%"/>
      <style:text-properties officeooo:rsid="003daf4d" officeooo:paragraph-rsid="00462dcd"/>
    </style:style>
    <style:style style:name="P19" style:family="paragraph" style:parent-style-name="Standard">
      <style:paragraph-properties fo:margin-top="0in" fo:margin-bottom="0in" loext:contextual-spacing="false" fo:line-height="100%"/>
      <style:text-properties officeooo:rsid="003daf4d" officeooo:paragraph-rsid="005862d7"/>
    </style:style>
    <style:style style:name="P20" style:family="paragraph" style:parent-style-name="Standard">
      <style:paragraph-properties fo:margin-top="0in" fo:margin-bottom="0in" loext:contextual-spacing="false" fo:line-height="100%"/>
      <style:text-properties officeooo:rsid="003f7918" officeooo:paragraph-rsid="003f7918"/>
    </style:style>
    <style:style style:name="P21" style:family="paragraph" style:parent-style-name="Standard">
      <style:paragraph-properties fo:margin-top="0in" fo:margin-bottom="0in" loext:contextual-spacing="false" fo:line-height="100%"/>
      <style:text-properties officeooo:rsid="0049d2a7" officeooo:paragraph-rsid="0049d2a7"/>
    </style:style>
    <style:style style:name="P22" style:family="paragraph" style:parent-style-name="Standard">
      <style:paragraph-properties fo:margin-top="0in" fo:margin-bottom="0in" loext:contextual-spacing="false" fo:line-height="100%"/>
      <style:text-properties officeooo:rsid="0049d2a7" officeooo:paragraph-rsid="005862d7"/>
    </style:style>
    <style:style style:name="P23" style:family="paragraph" style:parent-style-name="Standard">
      <style:paragraph-properties fo:margin-top="0in" fo:margin-bottom="0in" loext:contextual-spacing="false" fo:line-height="100%"/>
      <style:text-properties officeooo:rsid="004ca2bc" officeooo:paragraph-rsid="004ca2bc"/>
    </style:style>
    <style:style style:name="P24" style:family="paragraph" style:parent-style-name="Standard">
      <style:paragraph-properties fo:margin-top="0in" fo:margin-bottom="0in" loext:contextual-spacing="false" fo:line-height="100%"/>
      <style:text-properties officeooo:rsid="004ca2bc" officeooo:paragraph-rsid="005862d7"/>
    </style:style>
    <style:style style:name="P25" style:family="paragraph" style:parent-style-name="Standard">
      <style:paragraph-properties fo:margin-top="0in" fo:margin-bottom="0in" loext:contextual-spacing="false" fo:line-height="100%"/>
      <style:text-properties officeooo:rsid="004ca2bc" officeooo:paragraph-rsid="005dee93"/>
    </style:style>
    <style:style style:name="P26" style:family="paragraph" style:parent-style-name="Standard">
      <style:paragraph-properties fo:margin-top="0in" fo:margin-bottom="0in" loext:contextual-spacing="false" fo:line-height="100%"/>
      <style:text-properties officeooo:rsid="004ca2bc" officeooo:paragraph-rsid="00792e09"/>
    </style:style>
    <style:style style:name="P27" style:family="paragraph" style:parent-style-name="Standard">
      <style:paragraph-properties fo:margin-top="0in" fo:margin-bottom="0in" loext:contextual-spacing="false" fo:line-height="100%"/>
      <style:text-properties officeooo:rsid="005744f8" officeooo:paragraph-rsid="005744f8"/>
    </style:style>
    <style:style style:name="P28" style:family="paragraph" style:parent-style-name="Standard">
      <style:paragraph-properties fo:margin-top="0in" fo:margin-bottom="0in" loext:contextual-spacing="false" fo:line-height="100%"/>
      <style:text-properties officeooo:rsid="005744f8" officeooo:paragraph-rsid="005862d7"/>
    </style:style>
    <style:style style:name="P29" style:family="paragraph" style:parent-style-name="Standard">
      <style:paragraph-properties fo:margin-top="0in" fo:margin-bottom="0in" loext:contextual-spacing="false" fo:line-height="100%"/>
      <style:text-properties officeooo:rsid="005744f8" officeooo:paragraph-rsid="005dee93"/>
    </style:style>
    <style:style style:name="P30" style:family="paragraph" style:parent-style-name="Standard">
      <style:paragraph-properties fo:margin-top="0in" fo:margin-bottom="0in" loext:contextual-spacing="false" fo:line-height="100%"/>
      <style:text-properties officeooo:rsid="00637185" officeooo:paragraph-rsid="00637185"/>
    </style:style>
    <style:style style:name="P31" style:family="paragraph" style:parent-style-name="Standard">
      <style:paragraph-properties fo:margin-top="0in" fo:margin-bottom="0in" loext:contextual-spacing="false" fo:line-height="100%"/>
      <style:text-properties officeooo:rsid="0056536b" officeooo:paragraph-rsid="00637185"/>
    </style:style>
    <style:style style:name="P32" style:family="paragraph" style:parent-style-name="Standard">
      <style:text-properties officeooo:rsid="001d7b04" officeooo:paragraph-rsid="002601fb"/>
    </style:style>
    <style:style style:name="P33" style:family="paragraph" style:parent-style-name="Standard">
      <style:text-properties officeooo:rsid="001d7b04" officeooo:paragraph-rsid="00267d79"/>
    </style:style>
    <style:style style:name="P34" style:family="paragraph" style:parent-style-name="Standard">
      <style:text-properties officeooo:rsid="002601fb" officeooo:paragraph-rsid="002601fb"/>
    </style:style>
    <style:style style:name="P35" style:family="paragraph" style:parent-style-name="Standard">
      <style:text-properties officeooo:rsid="0025cc8f" officeooo:paragraph-rsid="0025cc8f"/>
    </style:style>
    <style:style style:name="P36" style:family="paragraph" style:parent-style-name="Standard">
      <style:text-properties officeooo:rsid="002d3ee6" officeooo:paragraph-rsid="002d3ee6"/>
    </style:style>
    <style:style style:name="P37" style:family="paragraph" style:parent-style-name="Standard">
      <style:text-properties officeooo:rsid="003daf4d" officeooo:paragraph-rsid="0049d2a7"/>
    </style:style>
    <style:style style:name="P38" style:family="paragraph" style:parent-style-name="Standard">
      <style:text-properties officeooo:rsid="0049d2a7" officeooo:paragraph-rsid="0049d2a7"/>
    </style:style>
    <style:style style:name="P39"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40"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1" style:font-size-complex="18pt"/>
    </style:style>
    <style:style style:name="P41"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4" style:font-size-complex="18pt"/>
    </style:style>
    <style:style style:name="P42" style:family="paragraph" style:parent-style-name="Table_20_Heading">
      <style:text-properties fo:font-weight="bold" style:font-weight-asian="bold" style:font-weight-complex="bold"/>
    </style:style>
    <style:style style:name="P43" style:family="paragraph" style:parent-style-name="Table_20_Heading">
      <style:text-properties fo:font-weight="bold" officeooo:rsid="0033318d" officeooo:paragraph-rsid="0033318d" style:font-weight-asian="bold" style:font-weight-complex="bold"/>
    </style:style>
    <style:style style:name="P44" style:family="paragraph" style:parent-style-name="Heading_20_2">
      <style:paragraph-properties fo:break-before="page"/>
    </style:style>
    <style:style style:name="P45" style:family="paragraph" style:parent-style-name="Text_20_body">
      <style:paragraph-properties fo:margin-top="0.011in" fo:margin-bottom="0in" loext:contextual-spacing="false" fo:line-height="100%" style:writing-mode="lr-tb"/>
      <style:text-properties fo:font-style="italic" officeooo:paragraph-rsid="0049151d" style:font-style-asian="italic" style:font-style-complex="italic"/>
    </style:style>
    <style:style style:name="P46" style:family="paragraph" style:parent-style-name="Text_20_body">
      <style:paragraph-properties fo:margin-top="0.011in" fo:margin-bottom="0in" loext:contextual-spacing="false" fo:line-height="100%" style:writing-mode="lr-tb"/>
    </style:style>
    <style:style style:name="P47" style:family="paragraph" style:parent-style-name="Text_20_body">
      <style:paragraph-properties fo:margin-top="0.011in" fo:margin-bottom="0in" loext:contextual-spacing="false" fo:line-height="100%" style:writing-mode="lr-tb"/>
      <style:text-properties officeooo:paragraph-rsid="0049151d"/>
    </style:style>
    <style:style style:name="P48" style:family="paragraph" style:parent-style-name="Heading_20_2">
      <style:text-properties officeooo:rsid="00313eda" officeooo:paragraph-rsid="005862d7"/>
    </style:style>
    <style:style style:name="P49" style:family="paragraph" style:parent-style-name="Table_20_Contents">
      <style:paragraph-properties fo:text-align="end" style:justify-single-word="false" style:writing-mode="rl-tb"/>
      <style:text-properties style:font-name="AwamiNastaliq Alpha2Plus" fo:font-size="16pt" officeooo:paragraph-rsid="0033318d" style:font-size-asian="16pt" style:font-name-complex="Awami Nastaliq Beta v.1.900" style:font-size-complex="16pt"/>
    </style:style>
    <style:style style:name="P50"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 v.1.900:wdsp=3" style:font-size-complex="18pt"/>
    </style:style>
    <style:style style:name="P51"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 v.1.900:wdsp=2" style:font-size-complex="18pt"/>
    </style:style>
    <style:style style:name="P52"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 v.1.900:wdsp=1" style:font-size-complex="18pt"/>
    </style:style>
    <style:style style:name="P53"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 v.1.900:wdsp=0" style:font-size-complex="18pt"/>
    </style:style>
    <style:style style:name="P54"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 v.1.900" style:font-size-complex="18pt"/>
    </style:style>
    <style:style style:name="P55"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 v.1.900" style:font-size-complex="18pt"/>
    </style:style>
    <style:style style:name="P56"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Beta v.1.900" style:font-size-complex="18pt"/>
    </style:style>
    <style:style style:name="P57"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Beta v.1.900:hamz=1" style:font-size-complex="18pt"/>
    </style:style>
    <style:style style:name="P58"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 v.1.900:hehk=1" style:font-size-complex="18pt"/>
    </style:style>
    <style:style style:name="P59"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 v.1.900:hehk=0" style:font-size-complex="18pt"/>
    </style:style>
    <style:style style:name="P60"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 v.1.900:hedo=1" style:font-size-complex="18pt"/>
    </style:style>
    <style:style style:name="P61"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 v.1.900:lamv=1" style:font-size-complex="18pt"/>
    </style:style>
    <style:style style:name="P62"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Beta v.1.900:cv85=1" style:font-size-complex="18pt"/>
    </style:style>
    <style:style style:name="P63"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 v.1.900:cv78=0" style:font-size-complex="18pt"/>
    </style:style>
    <style:style style:name="P64"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 v.1.900:cv78=2" style:font-size-complex="18pt"/>
    </style:style>
    <style:style style:name="P65"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Beta v.1.900:hamz=0" style:font-size-complex="18pt"/>
    </style:style>
    <style:style style:name="P66"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 Beta v.1.900:agca=3" style:font-size-complex="18pt"/>
    </style:style>
    <style:style style:name="P67"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 Beta v.1.900:agca=1" style:font-size-complex="18pt"/>
    </style:style>
    <style:style style:name="P68"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 Beta v.1.900:agca=0" style:font-size-complex="18pt"/>
    </style:style>
    <style:style style:name="P69"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Beta v.1.900:snuq=1" style:font-size-complex="18pt"/>
    </style:style>
    <style:style style:name="P70"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Beta v.1.900:snuq=0" style:font-size-complex="18pt"/>
    </style:style>
    <style:style style:name="P71" style:family="paragraph" style:parent-style-name="Standard">
      <style:paragraph-properties fo:margin-top="0.1083in" fo:margin-bottom="0in" loext:contextual-spacing="false" fo:line-height="100%" fo:text-align="end" style:justify-single-word="false" style:writing-mode="rl-tb"/>
      <style:text-properties style:font-name="Awami Nastaliq Beta v.1.900" fo:font-size="18pt" officeooo:rsid="0024643d" officeooo:paragraph-rsid="00637185" style:font-size-asian="18pt" style:font-name-complex="Awami Nastaliq Beta v.1.900" style:font-size-complex="18pt"/>
    </style:style>
    <style:style style:name="P72"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 Beta v.1.900:punc=2" style:font-size-complex="18pt"/>
    </style:style>
    <style:style style:name="P73" style:family="paragraph" style:parent-style-name="Standard">
      <style:paragraph-properties fo:margin-top="0.1083in" fo:margin-bottom="0in" loext:contextual-spacing="false" fo:line-height="100%" fo:text-align="start" style:justify-single-word="false" style:writing-mode="lr-tb"/>
      <style:text-properties style:font-name="Awami Nastaliq Beta v.1.900" fo:font-size="18pt" officeooo:rsid="0024643d" officeooo:paragraph-rsid="0066101d" style:font-size-asian="18pt" style:font-name-complex="Awami Nastaliq Beta v.1.900" style:font-size-complex="18pt"/>
    </style:style>
    <style:style style:name="P74" style:family="paragraph" style:parent-style-name="Standard">
      <style:paragraph-properties fo:margin-top="0.1083in" fo:margin-bottom="0in" loext:contextual-spacing="false" fo:line-height="100%" fo:text-align="start" style:justify-single-word="false" style:writing-mode="lr-tb"/>
      <style:text-properties style:font-name="Awami Nastaliq Beta v.1.900:punc=1" fo:font-size="18pt" officeooo:rsid="0024643d" officeooo:paragraph-rsid="00637185" style:font-size-asian="18pt" style:font-name-complex="Awami Nastaliq Beta3" style:font-size-complex="18pt"/>
    </style:style>
    <style:style style:name="P75"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 v.1.900:shrt=3" style:font-size-complex="18pt"/>
    </style:style>
    <style:style style:name="P76"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 v.1.900:shrt=2" style:font-size-complex="18pt"/>
    </style:style>
    <style:style style:name="P77"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 v.1.900:shrt=1" style:font-size-complex="18pt"/>
    </style:style>
    <style:style style:name="P78"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 v.1.900:shrt=0" style:font-size-complex="18pt"/>
    </style:style>
    <style:style style:name="P79" style:family="paragraph" style:parent-style-name="Heading_20_1" style:master-page-name="Standard">
      <style:paragraph-properties style:page-number="auto"/>
      <style:text-properties officeooo:paragraph-rsid="002601fb"/>
    </style:style>
    <style:style style:name="P80" style:family="paragraph" style:parent-style-name="Text_20_body" style:list-style-name="L1">
      <style:paragraph-properties fo:margin-top="0.011in" fo:margin-bottom="0in" loext:contextual-spacing="false" fo:line-height="100%" style:writing-mode="lr-tb"/>
    </style:style>
    <style:style style:name="T1" style:family="text">
      <style:text-properties officeooo:rsid="007a14ad"/>
    </style:style>
    <style:style style:name="T2" style:family="text">
      <style:text-properties officeooo:rsid="0011ac40"/>
    </style:style>
    <style:style style:name="T3" style:family="text">
      <style:text-properties officeooo:rsid="0011ad6c"/>
    </style:style>
    <style:style style:name="T4" style:family="text">
      <style:text-properties officeooo:rsid="0012f2de"/>
    </style:style>
    <style:style style:name="T5" style:family="text">
      <style:text-properties officeooo:rsid="00140147"/>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03178"/>
    </style:style>
    <style:style style:name="T20" style:family="text">
      <style:text-properties officeooo:rsid="003ee650"/>
    </style:style>
    <style:style style:name="T21" style:family="text">
      <style:text-properties officeooo:rsid="00462dcd"/>
    </style:style>
    <style:style style:name="T22" style:family="text">
      <style:text-properties fo:font-size="9pt" style:font-size-asian="9pt" style:font-size-complex="9pt"/>
    </style:style>
    <style:style style:name="T23" style:family="text">
      <style:text-properties fo:font-size="9pt" officeooo:rsid="001fe42f" style:font-size-asian="9pt" style:font-size-complex="9pt"/>
    </style:style>
    <style:style style:name="T24" style:family="text">
      <style:text-properties fo:font-size="9pt" officeooo:rsid="002dd906" style:font-size-asian="9pt" style:font-size-complex="9pt"/>
    </style:style>
    <style:style style:name="T25" style:family="text">
      <style:text-properties fo:font-size="9pt" officeooo:rsid="0049d2a7" style:font-size-asian="9pt" style:font-size-complex="9pt"/>
    </style:style>
    <style:style style:name="T26" style:family="text">
      <style:text-properties fo:font-size="9pt" officeooo:rsid="004e3d4e" style:font-size-asian="9pt" style:font-size-complex="9pt"/>
    </style:style>
    <style:style style:name="T27" style:family="text">
      <style:text-properties fo:font-size="9pt" officeooo:rsid="005628fa" style:font-size-asian="9pt" style:font-size-complex="9pt"/>
    </style:style>
    <style:style style:name="T28" style:family="text">
      <style:text-properties fo:font-size="9pt" officeooo:rsid="005a30fe" style:font-size-asian="9pt" style:font-size-complex="9pt"/>
    </style:style>
    <style:style style:name="T29" style:family="text">
      <style:text-properties fo:font-size="9pt" officeooo:rsid="00637185" style:font-size-asian="9pt" style:font-size-complex="9pt"/>
    </style:style>
    <style:style style:name="T30" style:family="text">
      <style:text-properties fo:font-size="9pt" officeooo:rsid="00638a84" style:font-size-asian="9pt" style:font-size-complex="9pt"/>
    </style:style>
    <style:style style:name="T31" style:family="text">
      <style:text-properties fo:font-size="9pt" officeooo:rsid="00792e09" style:font-size-asian="9pt" style:font-size-complex="9pt"/>
    </style:style>
    <style:style style:name="T32" style:family="text">
      <style:text-properties officeooo:rsid="004b3976"/>
    </style:style>
    <style:style style:name="T33" style:family="text">
      <style:text-properties officeooo:rsid="004ca2bc"/>
    </style:style>
    <style:style style:name="T34" style:family="text">
      <style:text-properties style:font-name="Awami Nastaliq Beta1" officeooo:rsid="000d1a2b" fo:background-color="transparent" loext:char-shading-value="0"/>
    </style:style>
    <style:style style:name="T35" style:family="text">
      <style:text-properties style:font-name="Awami Nastaliq Beta1" officeooo:rsid="002b051a" fo:background-color="transparent" loext:char-shading-value="0"/>
    </style:style>
    <style:style style:name="T36" style:family="text">
      <style:text-properties style:font-name="Awami Nastaliq Beta1" officeooo:rsid="0029666a" fo:background-color="transparent" loext:char-shading-value="0"/>
    </style:style>
    <style:style style:name="T37" style:family="text">
      <style:text-properties officeooo:rsid="0056536b"/>
    </style:style>
    <style:style style:name="T38" style:family="text">
      <style:text-properties officeooo:rsid="005862d7"/>
    </style:style>
    <style:style style:name="T39" style:family="text">
      <style:text-properties officeooo:rsid="005a30fe"/>
    </style:style>
    <style:style style:name="T40" style:family="text">
      <style:text-properties officeooo:rsid="005c30b9"/>
    </style:style>
    <style:style style:name="T41" style:family="text">
      <style:text-properties style:font-name="Calibri1" fo:font-size="11pt"/>
    </style:style>
    <style:style style:name="T42" style:family="text">
      <style:text-properties officeooo:rsid="0049d2a7"/>
    </style:style>
    <style:style style:name="T43" style:family="text">
      <style:text-properties officeooo:rsid="005dee93"/>
    </style:style>
    <style:style style:name="T44" style:family="text">
      <style:text-properties officeooo:rsid="005744f8"/>
    </style:style>
    <style:style style:name="T45" style:family="text">
      <style:text-properties officeooo:rsid="00637185"/>
    </style:style>
    <style:style style:name="T46" style:family="text">
      <style:text-properties fo:font-size="11pt"/>
    </style:style>
    <style:style style:name="T47" style:family="text">
      <style:text-properties officeooo:rsid="0071485f"/>
    </style:style>
    <style:style style:name="T48" style:family="text">
      <style:text-properties officeooo:rsid="007342e7"/>
    </style:style>
    <style:style style:name="T49" style:family="text">
      <style:text-properties style:font-name-complex="Awami Nastaliq Beta v.1.900"/>
    </style:style>
    <style:style style:name="T50" style:family="text">
      <style:text-properties style:font-name-complex="Awami Nastaliq Beta v.1.900:wdsp=0"/>
    </style:style>
    <style:style style:name="T51" style:family="text">
      <style:text-properties style:font-name-complex="Awami Nastaliq Beta v.1.900:wdsp=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text:span text:style-name="T11">Font Features for </text:span>Awami Nastaliq</text:h>
      <text:p text:style-name="P35"><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33"><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32">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4">If you wish to apply two (or more) features, you can separate them with an “&amp;”. Thus, “<text:span text:style-name="T10">Awami Nastaliq:hehk=0</text:span>&amp;hedo=1” would apply the “Hook on medial heh-goal” feature plus the “Initial heh doachashmee” feature.</text:p>
      <text:p text:style-name="P34">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6">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48"/>
      <text:p text:style-name="P48"/>
      <text:p text:style-name="P48"/>
      <text:p text:style-name="P34"/>
      <text:p text:style-name="P34"/>
      <text:p text:style-name="P34"/>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Feature Name</text:p>
          </table:table-cell>
          <table:table-cell table:style-name="Table1.A1" office:value-type="string">
            <text:p text:style-name="P6">Feature ID</text:p>
          </table:table-cell>
          <table:table-cell table:style-name="Table1.A1" office:value-type="string">
            <text:p text:style-name="P6">Value</text:p>
          </table:table-cell>
          <table:table-cell table:style-name="Table1.D1" office:value-type="string">
            <text:p text:style-name="P6">Test Sample</text:p>
          </table:table-cell>
        </table:table-row>
        <table:table-row table:style-name="Table1.1">
          <table:table-cell table:style-name="Table1.A2" table:number-rows-spanned="2" office:value-type="string">
            <text:p text:style-name="P2">Hook on medial heh-goal</text:p>
            <text:p text:style-name="P7">(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2">0=</text:span>False</text:p>
            <text:p text:style-name="P12"><text:span text:style-name="T13">XeTeX: “Awami Nastaliq/GR:</text:span>:Hook on medial heh-goal=False<text:span text:style-name="T13">”</text:span></text:p>
          </table:table-cell>
          <table:table-cell table:style-name="Table1.D2" office:value-type="string">
            <text:p text:style-name="P59">بہب بۂب</text:p>
          </table:table-cell>
        </table:table-row>
        <table:table-row table:style-name="Table1.1">
          <table:covered-table-cell/>
          <table:covered-table-cell/>
          <table:table-cell table:style-name="Table1.A2" office:value-type="string">
            <text:p text:style-name="P3"><text:span text:style-name="T2">1=</text:span>True (default)</text:p>
          </table:table-cell>
          <table:table-cell table:style-name="Table1.D2" office:value-type="string">
            <text:p text:style-name="P58">بہب بۂب</text:p>
          </table:table-cell>
        </table:table-row>
        <table:table-row table:style-name="Table1.1">
          <table:table-cell table:style-name="Table1.A2" table:number-rows-spanned="2" office:value-type="string">
            <text:p text:style-name="P2">Initial heh doachashmee</text:p>
            <text:p text:style-name="P8">(U+06BE)</text:p>
          </table:table-cell>
          <table:table-cell table:style-name="Table1.A2" table:number-rows-spanned="2" office:value-type="string">
            <text:p text:style-name="P2">hedo</text:p>
          </table:table-cell>
          <table:table-cell table:style-name="Table1.A2" office:value-type="string">
            <text:p text:style-name="P2"><text:span text:style-name="T3">0=</text:span>Heart shape (default)</text:p>
          </table:table-cell>
          <table:table-cell table:style-name="Table1.D2" office:value-type="string">
            <text:p text:style-name="P54">ھا</text:p>
          </table:table-cell>
        </table:table-row>
        <table:table-row table:style-name="Table1.1">
          <table:covered-table-cell/>
          <table:covered-table-cell/>
          <table:table-cell table:style-name="Table1.A2" office:value-type="string">
            <text:p text:style-name="P2"><text:span text:style-name="T3">1=</text:span>Round</text:p>
            <text:p text:style-name="P12"><text:span text:style-name="T13">XeTeX: “Awami Nastaliq/GR:</text:span>Initial heh doachashmee=Round<text:span text:style-name="T13">”</text:span></text:p>
          </table:table-cell>
          <table:table-cell table:style-name="Table1.D2" office:value-type="string">
            <text:p text:style-name="P60">ھا</text:p>
          </table:table-cell>
        </table:table-row>
        <table:table-row table:style-name="Table1.1">
          <table:table-cell table:style-name="Table1.A2" table:number-rows-spanned="2" office:value-type="string">
            <text:p text:style-name="P38">Lam with V<text:line-break/><text:span text:style-name="T23">(U+06</text:span><text:span text:style-name="T22">B5</text:span><text:span text:style-name="T23">)</text:span></text:p>
          </table:table-cell>
          <table:table-cell table:style-name="Table1.A2" table:number-rows-spanned="2" office:value-type="string">
            <text:p text:style-name="P21">lamv</text:p>
          </table:table-cell>
          <table:table-cell table:style-name="Table1.A2" office:value-type="string">
            <text:p text:style-name="P22"><text:span text:style-name="T32">0=</text:span>V over stem <text:span text:style-name="T8">(default)</text:span></text:p>
          </table:table-cell>
          <table:table-cell table:style-name="Table1.D2" office:value-type="string">
            <text:p text:style-name="P55">ڵ <text:s/>ڵبڵ<text:span text:style-name="T33">ب</text:span>ڵ</text:p>
          </table:table-cell>
        </table:table-row>
        <table:table-row table:style-name="Table1.1">
          <table:covered-table-cell/>
          <table:covered-table-cell/>
          <table:table-cell table:style-name="Table1.A2" office:value-type="string">
            <text:p text:style-name="P21"><text:span text:style-name="T32">1=</text:span>V over bowl</text:p>
            <text:p text:style-name="P15">XeTeX: “Awami Nastaliq/GR:<text:span text:style-name="T42">Lam with V=V over bowl</text:span>”</text:p>
          </table:table-cell>
          <table:table-cell table:style-name="Table1.D2" office:value-type="string">
            <text:p text:style-name="P61">ڵ <text:s/>ڵبڵ<text:span text:style-name="T33">ب</text:span>ڵ</text:p>
            <text:p text:style-name="P40"/>
            <text:p text:style-name="P40"/>
          </table:table-cell>
        </table:table-row>
        <text:soft-page-break/>
        <table:table-row table:style-name="Table1.1">
          <table:table-cell table:style-name="Table1.A8" table:number-rows-spanned="2" office:value-type="string">
            <text:p text:style-name="P10">Full <text:span text:style-name="T48">s</text:span>top<text:line-break/>(U+06D4)</text:p>
          </table:table-cell>
          <table:table-cell table:style-name="Table1.A2" table:number-rows-spanned="2" office:value-type="string">
            <text:p text:style-name="P30">cv85</text:p>
          </table:table-cell>
          <table:table-cell table:style-name="Table1.A2" office:value-type="string">
            <text:p text:style-name="P31">0=Dash <text:span text:style-name="T8">(default)</text:span></text:p>
          </table:table-cell>
          <table:table-cell table:style-name="Table1.D2" office:value-type="string">
            <text:p text:style-name="P56">ججج<text:span text:style-name="T37">۔</text:span></text:p>
          </table:table-cell>
        </table:table-row>
        <table:table-row table:style-name="Table1.1">
          <table:covered-table-cell/>
          <table:covered-table-cell/>
          <table:table-cell table:style-name="Table1.A2" office:value-type="string">
            <text:p text:style-name="P31">1=Dot</text:p>
            <text:p text:style-name="P16">XeTeX: “Awami Nastaliq/GR:<text:span text:style-name="T43">Full stop=Dot</text:span>”</text:p>
          </table:table-cell>
          <table:table-cell table:style-name="Table1.D2" office:value-type="string">
            <text:p text:style-name="P62">ججج<text:span text:style-name="T37">۔</text:span></text:p>
          </table:table-cell>
        </table:table-row>
        <table:table-row table:style-name="Table1.1">
          <table:table-cell table:style-name="Table1.A2" table:number-rows-spanned="3" office:value-type="string">
            <text:p text:style-name="P5"><text:span text:style-name="T45">Punctuation<text:line-break/></text:span><text:span text:style-name="T29">(</text:span><text:span text:style-name="T22">U+0021, U+0022, U+0027, U+0028, U+0029, U+002A, U+002B, U+002D, U+002F, U+003A, U+003C, U+003D, U+003E, U+005B, U+005C, U+005D, U+007B, U+007C, U+007D, U+00AB, U+00AD, U+00B1, U+00B7, U+00BB, U+00D7, U+2004, U+2010, U+2011, U+2012, U+2013, U+2014, U+2015, U+2018, U+2019, U+201A, U+201C, U+201D, U+201E, U+2022, U+2025, U+2026, U+2027, U+2030, U+2039, U+203A, U+2212, U+2219</text:span><text:span text:style-name="T30">)</text:span></text:p>
          </table:table-cell>
          <table:table-cell table:style-name="Table1.A2" table:number-rows-spanned="3" office:value-type="string">
            <text:p text:style-name="P30"><text:span text:style-name="T47">p</text:span>unc</text:p>
          </table:table-cell>
          <table:table-cell table:style-name="Table1.A2" office:value-type="string">
            <text:p text:style-name="P30">0=Default – uses Arabic-style punctuation for right-to-left segments and Latin-style for left-to-right segments</text:p>
          </table:table-cell>
          <table:table-cell table:style-name="Table1.D2" office:value-type="string">
            <text:p text:style-name="P71"><text:span text:style-name="T46">! " ' ( ) * + - / : &lt; = &gt; [ \ ] { | }</text:span> « ­ ± · » ×   ‐ ‑ ‒ – — ― ‘ ’ ‚ “ ” „ • ‥ … ‧ ‰ ‹ › − ∙ </text:p>
            <text:p text:style-name="P73">! " ' ( ) * + - / : &lt; = &gt; [ \ ] { | } « ­ ± · » ×   ‐ ‑ ‒ – — ― ‘ ’ ‚ “ ” „ • ‥ … ‧ ‰ ‹ › − ∙ </text:p>
          </table:table-cell>
        </table:table-row>
        <table:table-row table:style-name="Table1.1">
          <table:covered-table-cell/>
          <table:covered-table-cell/>
          <table:table-cell table:style-name="Table1.A2" office:value-type="string">
            <text:p text:style-name="P31">1=Arabic</text:p>
            <text:p text:style-name="P16">XeTeX: “Awami Nastaliq/GR:<text:span text:style-name="T43">Punctuation=Arabic</text:span>”</text:p>
          </table:table-cell>
          <table:table-cell table:style-name="Table1.D2" office:value-type="string">
            <text:p text:style-name="P74">! " ' ( ) * + - / : &lt; = &gt; [ \ ] { | } « ­ ± · » ×   ‐ ‑ ‒ – — ― ‘ ’ ‚ “ ” „ • ‥ … ‧ ‰ ‹ › − ∙ </text:p>
          </table:table-cell>
        </table:table-row>
        <table:table-row table:style-name="Table1.1">
          <table:covered-table-cell/>
          <table:covered-table-cell/>
          <table:table-cell table:style-name="Table1.A2" office:value-type="string">
            <text:p text:style-name="P31"><text:span text:style-name="T45">2</text:span>=<text:span text:style-name="T45">Latin</text:span></text:p>
            <text:p text:style-name="P16">XeTeX: “Awami Nastaliq/GR:<text:span text:style-name="T43">Punctuation=Latin</text:span>”</text:p>
          </table:table-cell>
          <table:table-cell table:style-name="Table1.D2" office:value-type="string">
            <text:p text:style-name="P72"><text:span text:style-name="T41">! " ' ( ) * + - / : &lt; = &gt; [ \ ] { | } « ­ ± · » ×   </text:span>‐ ‑ ‒ – — ― ‘ ’ ‚ “ ” „ • ‥ … ‧ ‰ ‹ › − ∙ </text:p>
          </table:table-cell>
        </table:table-row>
        <table:table-row table:style-name="Table1.1">
          <table:table-cell table:style-name="Table1.A2" table:number-rows-spanned="2" office:value-type="string">
            <text:p text:style-name="P11">Sukun/<text:span text:style-name="T21">j</text:span>azm</text:p>
            <text:p text:style-name="P9">(U+06<text:span text:style-name="T15">52</text:span>)</text:p>
          </table:table-cell>
          <table:table-cell table:style-name="Table1.A2" table:number-rows-spanned="2" office:value-type="string">
            <text:p text:style-name="P11">cv78</text:p>
          </table:table-cell>
          <table:table-cell table:style-name="Table1.A2" office:value-type="string">
            <text:p text:style-name="P11"><text:span text:style-name="T8">1=</text:span>Open down <text:span text:style-name="T8">(default)</text:span></text:p>
          </table:table-cell>
          <table:table-cell table:style-name="Table1.D2" office:value-type="string">
            <text:p text:style-name="P63">بْ</text:p>
          </table:table-cell>
        </table:table-row>
        <table:table-row table:style-name="Table1.14">
          <table:covered-table-cell/>
          <table:covered-table-cell/>
          <table:table-cell table:style-name="Table1.A2" office:value-type="string">
            <text:p text:style-name="P11"><text:span text:style-name="T8">2=</text:span>Open left</text:p>
            <text:p text:style-name="P12"><text:span text:style-name="T13">XeTeX: “Awami Nastaliq/GR:</text:span>Sukun/<text:span text:style-name="T21">j</text:span>azm=Open left<text:span text:style-name="T13">”</text:span></text:p>
          </table:table-cell>
          <table:table-cell table:style-name="Table1.D2" office:value-type="string">
            <text:p text:style-name="P64">بْ</text:p>
          </table:table-cell>
        </table:table-row>
        <text:soft-page-break/>
        <table:table-row table:style-name="Table1.15">
          <table:table-cell table:style-name="Table1.A2" table:number-rows-spanned="2" office:value-type="string">
            <text:p text:style-name="P37">Hamza<text:line-break/><text:span text:style-name="T23">(U+06</text:span><text:span text:style-name="T24">2</text:span><text:span text:style-name="T25">1</text:span><text:span text:style-name="T24">, </text:span><text:span text:style-name="T27">U+0623, U+0624, </text:span><text:span text:style-name="T28">U+0625,</text:span><text:span text:style-name="T27"> </text:span><text:span text:style-name="T25">U+0674, </text:span><text:span text:style-name="T27">U+0675, U+0676, U+0681,</text:span><text:span text:style-name="T25"> </text:span><text:span text:style-name="T27">U+06C2, U+06D3</text:span><text:span text:style-name="T23">)</text:span></text:p>
          </table:table-cell>
          <table:table-cell table:style-name="Table1.A2" table:number-rows-spanned="2" office:value-type="string">
            <text:p text:style-name="P17"><text:span text:style-name="T20">h</text:span>amz</text:p>
          </table:table-cell>
          <table:table-cell table:style-name="Table1.A2" office:value-type="string">
            <text:p text:style-name="P19"><text:span text:style-name="T32">0=</text:span>Urdu <text:span text:style-name="T21">style (default)</text:span></text:p>
          </table:table-cell>
          <table:table-cell table:style-name="Table1.D2" office:value-type="string">
            <text:p text:style-name="P65"><text:span text:style-name="T40">ء </text:span>أ ؤ <text:span text:style-name="T38">ب</text:span>ؤ <text:span text:style-name="T39">إ</text:span> ۂ <text:span text:style-name="T38">ب</text:span>ۂ ۓ <text:span text:style-name="T38">ب</text:span>ۓ ٵ ݬ <text:span text:style-name="T38">ب</text:span>ݬ ځ <text:span text:style-name="T38">ب</text:span>ځ <text:span text:style-name="T38">ب</text:span>ځ<text:span text:style-name="T38">ب</text:span> <text:span text:style-name="T8">بٔ بٕ</text:span></text:p>
          </table:table-cell>
        </table:table-row>
        <table:table-row table:style-name="Table1.16">
          <table:covered-table-cell/>
          <table:covered-table-cell/>
          <table:table-cell table:style-name="Table1.A2" office:value-type="string">
            <text:p text:style-name="P18"><text:span text:style-name="T32">1=</text:span>Arabic style</text:p>
            <text:p text:style-name="P14">XeTeX: “Awami Nastaliq/GR:<text:span text:style-name="T21">Hamza=Arabic style</text:span>”</text:p>
          </table:table-cell>
          <table:table-cell table:style-name="Table1.D2" office:value-type="string">
            <text:p text:style-name="P57"><text:span text:style-name="T40">ء </text:span>أ ؤ <text:span text:style-name="T38">ب</text:span>ؤ <text:span text:style-name="T39">إ</text:span> ۂ <text:span text:style-name="T38">ب</text:span>ۂ ۓ <text:span text:style-name="T38">ب</text:span>ۓ ٵ ݬ <text:span text:style-name="T38">ب</text:span>ݬ ځ <text:span text:style-name="T38">ب</text:span>ځ <text:span text:style-name="T38">ب</text:span>ځ<text:span text:style-name="T38">ب</text:span> <text:span text:style-name="T8">بٔ بٕ</text:span></text:p>
          </table:table-cell>
        </table:table-row>
        <text:soft-page-break/>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4">0=</text:span>Extra <text:span text:style-name="T21">t</text:span>ight</text:p>
          </table:table-cell>
          <table:table-cell table:style-name="Table1.D2" office:value-type="string">
            <text:p text:style-name="P53"><text:s text:c="3"/>کیوں جو انسانی حقوق کنوں</text:p>
          </table:table-cell>
        </table:table-row>
        <table:table-row table:style-name="Table1.1">
          <table:covered-table-cell/>
          <table:covered-table-cell/>
          <table:table-cell table:style-name="Table1.A2" office:value-type="string">
            <text:p text:style-name="P4"><text:span text:style-name="T4">1=</text:span>Tight</text:p>
            <text:p text:style-name="P13">XeTeX: “Awami Nastaliq/GR:<text:span text:style-name="T14">Word spacing=</text:span>Tight”</text:p>
          </table:table-cell>
          <table:table-cell table:style-name="Table1.D2" office:value-type="string">
            <text:p text:style-name="P52"><text:s text:c="2"/>کیوں جو انسانی حقوق کنوں</text:p>
          </table:table-cell>
        </table:table-row>
        <table:table-row table:style-name="Table1.1">
          <table:covered-table-cell/>
          <table:covered-table-cell/>
          <table:table-cell table:style-name="Table1.A2" office:value-type="string">
            <text:p text:style-name="P4"><text:span text:style-name="T4">2=</text:span>Medium <text:span text:style-name="T17">(default)</text:span></text:p>
            <text:p text:style-name="P13">XeTeX: “Awami Nastaliq/GR:<text:span text:style-name="T14">Word spacing=</text:span>Medium”</text:p>
          </table:table-cell>
          <table:table-cell table:style-name="Table1.D2" office:value-type="string">
            <text:p text:style-name="P51"><text:s/>کیوں جو انسانی حقوق کنوں</text:p>
          </table:table-cell>
        </table:table-row>
        <table:table-row table:style-name="Table1.1">
          <table:covered-table-cell/>
          <table:covered-table-cell/>
          <table:table-cell table:style-name="Table1.A2" office:value-type="string">
            <text:p text:style-name="P4"><text:span text:style-name="T4">3=</text:span>Wide</text:p>
            <text:p text:style-name="P13">XeTeX: “Awami Nastaliq/GR:<text:span text:style-name="T14">Word spacing=</text:span>Wide”</text:p>
          </table:table-cell>
          <table:table-cell table:style-name="Table1.D2" office:value-type="string">
            <text:p text:style-name="P50"><text:s/>کیوں جو انسانی حقوق کنوں</text:p>
          </table:table-cell>
        </table:table-row>
        <table:table-row table:style-name="Table1.21">
          <table:covered-table-cell/>
          <table:covered-table-cell/>
          <table:table-cell table:style-name="Table1.A2" office:value-type="string">
            <text:p text:style-name="P4"><text:span text:style-name="T4">4=</text:span>Extra <text:span text:style-name="T21">w</text:span>ide</text:p>
            <text:p text:style-name="P13">XeTeX: “Awami Nastaliq/GR:<text:span text:style-name="T14">Word spacing=</text:span>Extra <text:span text:style-name="T21">w</text:span>ide”</text:p>
          </table:table-cell>
          <table:table-cell table:style-name="Table1.D2" office:value-type="string">
            <text:p text:style-name="P41"><text:s/><text:span text:style-name="T51">کیوں جو انسانی حقوق کنوں</text:span></text:p>
          </table:table-cell>
        </table:table-row>
        <text:soft-page-break/>
        <table:table-row table:style-name="Table1.1">
          <table:table-cell table:style-name="Table1.A2" table:number-rows-spanned="4" office:value-type="string">
            <text:p text:style-name="P26">Short forms<text:line-break/><text:span text:style-name="T23">(</text:span><text:span text:style-name="T26">kafs &amp; gafs: </text:span><text:span text:style-name="T23">U+06</text:span><text:span text:style-name="T22">A9</text:span><text:span text:style-name="T25">, </text:span><text:span text:style-name="T22">U+06AF, </text:span><text:span text:style-name="T26">U+0643, U+06B1, U+06B3, U+06AB, U+06B0;<text:line-break/>finals: </text:span><text:span text:style-name="T31">U+06CC, U+0633, U+0642, U+0644, U+0645, U+0646, U+06B5, U+06D0, U+0626, U+06CE, U+06BA, U+06BB, U+06B9, U+0768, U+0769</text:span><text:span text:style-name="T23">)</text:span></text:p>
          </table:table-cell>
          <table:table-cell table:style-name="Table1.A2" table:number-rows-spanned="4" office:value-type="string">
            <text:p text:style-name="P23">shrt</text:p>
          </table:table-cell>
          <table:table-cell table:style-name="Table1.A2" office:value-type="string">
            <text:p text:style-name="P24">0=None <text:span text:style-name="T8">(default)</text:span></text:p>
          </table:table-cell>
          <table:table-cell table:style-name="Table1.D2" office:value-type="string">
            <text:p text:style-name="P78"><text:span text:style-name="T34">دیکھتی <text:s/></text:span><text:span text:style-name="T35">کنسلٹنٹس <text:s/></text:span><text:span text:style-name="T34">نگھنے <text:s/></text:span><text:span text:style-name="T36">تکمیل</text:span></text:p>
          </table:table-cell>
        </table:table-row>
        <table:table-row table:style-name="Table1.1">
          <table:covered-table-cell/>
          <table:covered-table-cell/>
          <table:table-cell table:style-name="Table1.A2" office:value-type="string">
            <text:p text:style-name="P23">1=Kafs and gafs</text:p>
            <text:p text:style-name="P15">XeTeX: “Awami Nastaliq/GR:<text:span text:style-name="T43">Short forms=Kafs and gafs</text:span>”</text:p>
          </table:table-cell>
          <table:table-cell table:style-name="Table1.D2" office:value-type="string">
            <text:p text:style-name="P77"><text:span text:style-name="T34">دیکھتی <text:s/></text:span><text:span text:style-name="T35">کنسلٹنٹس <text:s/></text:span><text:span text:style-name="T34">نگھنے <text:s/></text:span><text:span text:style-name="T36">تکمیل</text:span></text:p>
          </table:table-cell>
        </table:table-row>
        <table:table-row table:style-name="Table1.1">
          <table:covered-table-cell/>
          <table:covered-table-cell/>
          <table:table-cell table:style-name="Table1.A2" office:value-type="string">
            <text:p text:style-name="P25">2=Finals</text:p>
            <text:p text:style-name="P15">XeTeX: “Awami Nastaliq/GR:<text:span text:style-name="T43">Short forms=Finals</text:span>”</text:p>
          </table:table-cell>
          <table:table-cell table:style-name="Table1.D2" office:value-type="string">
            <text:p text:style-name="P76"><text:span text:style-name="T34">دیکھتی <text:s/></text:span><text:span text:style-name="T35">کنسلٹنٹس <text:s/></text:span><text:span text:style-name="T34">نگھنے <text:s/></text:span><text:span text:style-name="T36">تکمیل</text:span></text:p>
          </table:table-cell>
        </table:table-row>
        <table:table-row table:style-name="Table1.1">
          <table:covered-table-cell/>
          <table:covered-table-cell/>
          <table:table-cell table:style-name="Table1.A2" office:value-type="string">
            <text:p text:style-name="P25">3=All</text:p>
            <text:p text:style-name="P15">XeTeX: “Awami Nastaliq/GR:<text:span text:style-name="T43">Short forms=All</text:span>”</text:p>
          </table:table-cell>
          <table:table-cell table:style-name="Table1.D2" office:value-type="string">
            <text:p text:style-name="P75"><text:span text:style-name="T34">دیکھتی <text:s/></text:span><text:span text:style-name="T35">کنسلٹنٹس <text:s/></text:span><text:span text:style-name="T34">نگھنے <text:s/></text:span><text:span text:style-name="T36">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5">0=</text:span>Off</text:p>
            <text:p text:style-name="P13">XeTeX: “Awami Nastaliq/GR:<text:span text:style-name="T14">Collision avoidance</text:span>=Off”</text:p>
          </table:table-cell>
          <table:table-cell table:style-name="Table1.D2" office:value-type="string">
            <text:p text:style-name="P68">پیٹی اؔبِیجیل تحرِیج</text:p>
          </table:table-cell>
        </table:table-row>
        <table:table-row table:style-name="Table1.1">
          <table:covered-table-cell/>
          <table:covered-table-cell/>
          <table:table-cell table:style-name="Table1.A2" office:value-type="string">
            <text:p text:style-name="P4"><text:span text:style-name="T5">1=</text:span>Kern only</text:p>
            <text:p text:style-name="P13">XeTeX: “Awami Nastaliq/GR:<text:span text:style-name="T14">Collision avoidance</text:span>=Kern only”</text:p>
          </table:table-cell>
          <table:table-cell table:style-name="Table1.D2" office:value-type="string">
            <text:p text:style-name="P67">پیٹی اؔبِیجیل تحرِیج</text:p>
          </table:table-cell>
        </table:table-row>
        <table:table-row table:style-name="Table1.1">
          <table:covered-table-cell/>
          <table:covered-table-cell/>
          <table:table-cell table:style-name="Table1.A2" office:value-type="string">
            <text:p text:style-name="P20">2=Not implemented</text:p>
          </table:table-cell>
          <table:table-cell table:style-name="Table1.D2" office:value-type="string">
            <text:p text:style-name="P39"/>
          </table:table-cell>
        </table:table-row>
        <table:table-row table:style-name="Table1.29">
          <table:covered-table-cell/>
          <table:covered-table-cell/>
          <table:table-cell table:style-name="Table1.A2" office:value-type="string">
            <text:p text:style-name="P2"><text:span text:style-name="T20">3=</text:span>On <text:span text:style-name="T6">(default)</text:span></text:p>
          </table:table-cell>
          <table:table-cell table:style-name="Table1.D2" office:value-type="string">
            <text:p text:style-name="P66">پیٹی اؔبِیجیل تحرِیج</text:p>
          </table:table-cell>
        </table:table-row>
        <text:soft-page-break/>
        <table:table-row table:style-name="Table1.1">
          <table:table-cell table:style-name="Table1.A2" table:number-rows-spanned="2" office:value-type="string">
            <text:p text:style-name="P27">Small nuqtas</text:p>
          </table:table-cell>
          <table:table-cell table:style-name="Table1.A2" table:number-rows-spanned="2" office:value-type="string">
            <text:p text:style-name="P27">snuq</text:p>
          </table:table-cell>
          <table:table-cell table:style-name="Table1.A2" office:value-type="string">
            <text:p text:style-name="P28">0=Off <text:span text:style-name="T8">(default)</text:span></text:p>
          </table:table-cell>
          <table:table-cell table:style-name="Table1.D2" office:value-type="string">
            <text:p text:style-name="P70">ݜۻڜڃغ</text:p>
          </table:table-cell>
        </table:table-row>
        <table:table-row table:style-name="Table1.1">
          <table:covered-table-cell/>
          <table:covered-table-cell/>
          <table:table-cell table:style-name="Table1.A2" office:value-type="string">
            <text:p text:style-name="P29">1=On</text:p>
            <text:p text:style-name="P15">XeTeX: “Awami Nastaliq/GR:<text:span text:style-name="T44">Small nuqtas=On</text:span>”</text:p>
          </table:table-cell>
          <table:table-cell table:style-name="Table1.D2" office:value-type="string">
            <text:p text:style-name="P69">ݜۻڜڃغ</text:p>
          </table:table-cell>
        </table:table-row>
      </table:table>
      <text:p text:style-name="Standard"/>
      <text:p text:style-name="Heading_20_2"/>
      <text:p text:style-name="P44">End of Ayah and Subtending Marks</text:p>
      <text:p text:style-name="P45">This is not technically a feature, but we find it useful to demonstrate the use of these characters. </text:p>
      <text:p text:style-name="P47">Firefox allows you to use U+06DD followed by the digits and proper rendering occurs. Some applications require the following:</text:p>
      <text:list xml:id="list1277866431" text:style-name="L1">
        <text:list-item>
          <text:p text:style-name="P80">precede the entire sequence (subtending mark plus following digits) with<text:line-break/>202D LEFT-TO-RIGHT OVERRIDE </text:p>
        </text:list-item>
        <text:list-item>
          <text:p text:style-name="P80">follow the entire sequence with U+202C POP DIRECTIONAL FORMATTING. </text:p>
        </text:list-item>
      </text:list>
      <text:p text:style-name="P46">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style-name="Table2.1">
            <table:table-cell table:style-name="Table2.A1" office:value-type="string">
              <text:p text:style-name="P43">Character</text:p>
            </table:table-cell>
            <table:table-cell table:style-name="Table2.A1" office:value-type="string">
              <text:p text:style-name="P42">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49"><text:span text:style-name="T19">ب </text:span>‭۝۱‬ <text:s/>‭۝۱۲‬ <text:s/>‭۝۱۲۳‬ <text:span text:style-name="T19"><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49"><text:span text:style-name="T19">ب </text:span>‭؀۱۲۳‬ ‭؀۱۲‬ ‭؀۱‬ <text:span text:style-name="T19">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49"><text:span text:style-name="T19">ب </text:span>‭؁۱۹۳۲‬ <text:span text:style-name="T19">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49"><text:span text:style-name="T19">ب </text:span>‭؂۱۲‬ ‭؂۱‬ <text:span text:style-name="T19">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49"><text:span text:style-name="T19">ب </text:span>‭؃۱۲۳‬ ‭؃۱۲‬ ‭؃۱‬ <text:span text:style-name="T19">ب</text:span></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 v.1.900" svg:font-family="'Awami Nastaliq Beta v.1.900'" style:font-pitch="variable"/>
    <style:font-face style:name="Awami Nastaliq Beta v.1.900:agca=0" svg:font-family="'Awami Nastaliq Beta v.1.900:agca=0'" style:font-pitch="variable"/>
    <style:font-face style:name="Awami Nastaliq Beta v.1.900:agca=1" svg:font-family="'Awami Nastaliq Beta v.1.900:agca=1'" style:font-pitch="variable"/>
    <style:font-face style:name="Awami Nastaliq Beta v.1.900:agca=3" svg:font-family="'Awami Nastaliq Beta v.1.900:agca=3'" style:font-pitch="variable"/>
    <style:font-face style:name="Awami Nastaliq Beta v.1.900:cv78=0" svg:font-family="'Awami Nastaliq Beta v.1.900:cv78=0'" style:font-pitch="variable"/>
    <style:font-face style:name="Awami Nastaliq Beta v.1.900:cv78=2" svg:font-family="'Awami Nastaliq Beta v.1.900:cv78=2'" style:font-pitch="variable"/>
    <style:font-face style:name="Awami Nastaliq Beta v.1.900:cv85=1" svg:font-family="'Awami Nastaliq Beta v.1.900:cv85=1'" style:font-pitch="variable"/>
    <style:font-face style:name="Awami Nastaliq Beta v.1.900:hamz=0" svg:font-family="'Awami Nastaliq Beta v.1.900:hamz=0'" style:font-pitch="variable"/>
    <style:font-face style:name="Awami Nastaliq Beta v.1.900:hamz=1" svg:font-family="'Awami Nastaliq Beta v.1.900:hamz=1'" style:font-pitch="variable"/>
    <style:font-face style:name="Awami Nastaliq Beta v.1.900:hedo=1" svg:font-family="'Awami Nastaliq Beta v.1.900:hedo=1'" style:font-pitch="variable"/>
    <style:font-face style:name="Awami Nastaliq Beta v.1.900:hehg=0" svg:font-family="'Awami Nastaliq Beta v.1.900:hehg=0'" style:font-pitch="variable"/>
    <style:font-face style:name="Awami Nastaliq Beta v.1.900:hehg=1" svg:font-family="'Awami Nastaliq Beta v.1.900:hehg=1'" style:font-pitch="variable"/>
    <style:font-face style:name="Awami Nastaliq Beta v.1.900:hehk=0" svg:font-family="'Awami Nastaliq Beta v.1.900:hehk=0'" style:font-pitch="variable"/>
    <style:font-face style:name="Awami Nastaliq Beta v.1.900:hehk=1" svg:font-family="'Awami Nastaliq Beta v.1.900:hehk=1'" style:font-pitch="variable"/>
    <style:font-face style:name="Awami Nastaliq Beta v.1.900:heho=1" svg:font-family="'Awami Nastaliq Beta v.1.900:heho=1'" style:font-pitch="variable"/>
    <style:font-face style:name="Awami Nastaliq Beta v.1.900:lamv=1" svg:font-family="'Awami Nastaliq Beta v.1.900:lamv=1'" style:font-pitch="variable"/>
    <style:font-face style:name="Awami Nastaliq Beta v.1.900:punc=1" svg:font-family="'Awami Nastaliq Beta v.1.900:punc=1'" style:font-pitch="variable"/>
    <style:font-face style:name="Awami Nastaliq Beta v.1.900:punc=2" svg:font-family="'Awami Nastaliq Beta v.1.900:punc=2'" style:font-pitch="variable"/>
    <style:font-face style:name="Awami Nastaliq Beta v.1.900:shrt=0" svg:font-family="'Awami Nastaliq Beta v.1.900:shrt=0'" style:font-pitch="variable"/>
    <style:font-face style:name="Awami Nastaliq Beta v.1.900:shrt=1" svg:font-family="'Awami Nastaliq Beta v.1.900:shrt=1'" style:font-pitch="variable"/>
    <style:font-face style:name="Awami Nastaliq Beta v.1.900:shrt=2" svg:font-family="'Awami Nastaliq Beta v.1.900:shrt=2'" style:font-pitch="variable"/>
    <style:font-face style:name="Awami Nastaliq Beta v.1.900:shrt=3" svg:font-family="'Awami Nastaliq Beta v.1.900:shrt=3'" style:font-pitch="variable"/>
    <style:font-face style:name="Awami Nastaliq Beta v.1.900:snuq=0" svg:font-family="'Awami Nastaliq Beta v.1.900:snuq=0'" style:font-pitch="variable"/>
    <style:font-face style:name="Awami Nastaliq Beta v.1.900:snuq=1" svg:font-family="'Awami Nastaliq Beta v.1.900:snuq=1'" style:font-pitch="variable"/>
    <style:font-face style:name="Awami Nastaliq Beta v.1.900:wdsp=0" svg:font-family="'Awami Nastaliq Beta v.1.900:wdsp=0'" style:font-pitch="variable"/>
    <style:font-face style:name="Awami Nastaliq Beta v.1.900:wdsp=1" svg:font-family="'Awami Nastaliq Beta v.1.900:wdsp=1'" style:font-pitch="variable"/>
    <style:font-face style:name="Awami Nastaliq Beta v.1.900:wdsp=2" svg:font-family="'Awami Nastaliq Beta v.1.900:wdsp=2'" style:font-pitch="variable"/>
    <style:font-face style:name="Awami Nastaliq Beta v.1.900:wdsp=3" svg:font-family="'Awami Nastaliq Beta v.1.900:wdsp=3'" style:font-pitch="variable"/>
    <style:font-face style:name="Awami Nastaliq Beta v.1.900:wdsp=4" svg:font-family="'Awami Nastaliq Beta v.1.900:wdsp=4'"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1" svg:font-family="'Awami Nastaliq:cv78=1'" style:font-pitch="variable"/>
    <style:font-face style:name="Awami Nastaliq:cv78=2" svg:font-family="'Awami Nastaliq:cv78=2'" style:font-pitch="variable"/>
    <style:font-face style:name="Awami Nastaliq:cv85=1" svg:font-family="'Awami Nastaliq:cv85=1'" style:font-pitch="variable"/>
    <style:font-face style:name="Awami Nastaliq:hamz=1" svg:font-family="'Awami Nastaliq:hamz=1'" style:font-pitch="variable"/>
    <style:font-face style:name="Awami Nastaliq:hedo=0" svg:font-family="'Awami Nastaliq:hedo=0'"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lamv=0" svg:font-family="'Awami Nastaliq:lamv=0'"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text-properties style:font-name="Calibri Light" fo:font-family="'Calibri Light'"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MT1" style:family="text">
      <style:text-properties officeooo:rsid="007a14a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 (LibreOffice 6.<text:span text:style-name="MT1">1.5</text:span>)<text:tab/><text:tab/><text:date style:data-style-name="N10121" text:date-value="2019-04-04T17:20:38.500000233">4-Apr-2019</text:date><text:tab/><text:tab/><text:tab/><text:tab/><text:tab/><text:tab/>Page <text:page-number text:select-page="current">8</text:page-number><text:s/>of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103</meta:editing-cycles>
    <meta:creation-date>2016-04-26T15:05:00</meta:creation-date>
    <dc:date>2019-04-04T17:20:38.427000000</dc:date>
    <meta:editing-duration>PT7H38M23S</meta:editing-duration>
    <meta:generator>LibreOffice/6.1.5.2$Windows_X86_64 LibreOffice_project/90f8dcf33c87b3705e78202e3df5142b201bd805</meta:generator>
    <meta:print-date>2019-04-04T17:20:24.982000000</meta:print-date>
    <meta:document-statistic meta:table-count="2" meta:image-count="0" meta:object-count="0" meta:page-count="9" meta:paragraph-count="134" meta:word-count="1013" meta:character-count="5812" meta:non-whitespace-character-count="4911"/>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